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200000244C6CA45B39B80DC11.png" manifest:media-type="image/png"/>
  <manifest:file-entry manifest:full-path="Pictures/1000020100000352000002396BE9E14A3403B862.png" manifest:media-type="image/png"/>
  <manifest:file-entry manifest:full-path="Pictures/10000201000000D4000000F0A53EA476FBCA1D24.png" manifest:media-type="image/png"/>
  <manifest:file-entry manifest:full-path="Pictures/100002010000012C000000F00EE7D458871F7BBE.png" manifest:media-type="image/png"/>
  <manifest:file-entry manifest:full-path="Pictures/10000201000000B8000000F0A932691615BB93C4.png" manifest:media-type="image/png"/>
  <manifest:file-entry manifest:full-path="Pictures/10000201000000220000000BE063F6DA57F5330F.png" manifest:media-type="image/png"/>
  <manifest:file-entry manifest:full-path="Pictures/10001F5F00000375000001277B85756F906890BA.svg" manifest:media-type="image/svg+xml"/>
  <manifest:file-entry manifest:full-path="Pictures/10001BDE0000038200000127CA768EDBB536174B.svg" manifest:media-type="image/svg+xml"/>
  <manifest:file-entry manifest:full-path="Pictures/10000000000008000000055547710B67A51B5CB1.jpg" manifest:media-type="image/jpeg"/>
  <manifest:file-entry manifest:full-path="Pictures/100002010000012C000000A85FEFDA1664F01385.png" manifest:media-type="image/png"/>
  <manifest:file-entry manifest:full-path="Pictures/10000201000000210000000BA0ACE23AB41CDFEB.png" manifest:media-type="image/png"/>
  <manifest:file-entry manifest:full-path="Pictures/100000000000012C000001C2490097F0A9FBC74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93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ff00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9900ff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fill="none" draw:opacity="100%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opacity="100%" draw:textarea-vertical-align="middle"/>
    </style:style>
    <style:style style:name="gr13" style:family="graphic" style:parent-style-name="objectwithoutfill">
      <style:graphic-properties svg:stroke-width="0.106cm" svg:stroke-color="#ff00cc" draw:marker-start-width="0.359cm" draw:marker-end="Arrow" draw:marker-end-width="0.359cm" draw:fill="none" draw:opacity="100%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035cm" svg:stroke-color="#3333ff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2" style:family="graphic" style:parent-style-name="objectwithoutfill">
      <style:graphic-properties svg:stroke-width="0.035cm" svg:stroke-color="#00cc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svg:stroke-width="0.035cm" svg:stroke-color="#ff33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2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308cm" fo:min-width="2.499cm" fo:wrap-option="no-wrap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554cm" fo:min-width="0.309cm"/>
    </style:style>
    <style:style style:name="gr3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textarea-horizontal-align="justify" draw:textarea-vertical-align="middle" draw:auto-grow-height="false" fo:min-height="0.34cm" fo:min-width="1.686cm"/>
    </style:style>
    <style:style style:name="gr33" style:family="graphic" style:parent-style-name="standard">
      <style:graphic-properties draw:textarea-horizontal-align="justify" draw:textarea-vertical-align="middle" draw:auto-grow-height="false" fo:min-height="1.828cm" fo:min-width="6.891cm"/>
    </style:style>
    <style:style style:name="gr34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075cm" fo:min-width="0cm"/>
    </style:style>
    <style:style style:name="gr3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3cm" svg:stroke-color="#c921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withoutfill">
      <style:graphic-properties draw:stroke="dash" draw:stroke-dash="Fine_20_Dashed" svg:stroke-color="#c9211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91cm"/>
      <style:paragraph-properties style:writing-mode="lr-tb"/>
    </style:style>
    <style:style style:name="gr4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  <style:paragraph-properties style:writing-mode="lr-tb"/>
    </style:style>
    <style:style style:name="gr5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13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9" style:family="paragraph">
      <loext:graphic-properties draw:fill="none" draw:fill-color="#729fcf"/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style:style style:name="T5" style:family="text">
      <style:text-properties style:text-position="-33% 58%"/>
    </style:style>
    <style:style style:name="T6" style:family="text">
      <style:text-properties style:font-name="Ubuntu Condensed" fo:font-size="14pt" style:font-size-asian="14pt" style:font-size-complex="14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4" draw:text-style-name="P2" draw:layer="layout" svg:x1="1.561cm" svg:y1="5.509cm" svg:x2="3.513cm" svg:y2="5.531cm">
          <text:p/>
        </draw:line>
        <draw:line draw:style-name="gr4" draw:text-style-name="P2" draw:layer="layout" svg:x1="7.607cm" svg:y1="6.162cm" svg:x2="9.673cm" svg:y2="6.636cm">
          <text:p/>
        </draw:line>
        <draw:line draw:style-name="gr4" draw:text-style-name="P2" draw:layer="layout" svg:x1="14.422cm" svg:y1="10.761cm" svg:x2="16.043cm" svg:y2="10.761cm">
          <text:p/>
        </draw:line>
        <draw:line draw:style-name="gr3" draw:text-style-name="P1" draw:layer="layout" svg:x1="17.134cm" svg:y1="10.849cm" svg:x2="18.304cm" svg:y2="12.319cm">
          <text:p/>
        </draw:line>
        <draw:line draw:style-name="gr4" draw:text-style-name="P2" draw:layer="layout" svg:x1="17.67cm" svg:y1="10.567cm" svg:x2="19.258cm" svg:y2="9.391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8.589cm" svg:y="6.919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482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7" draw:text-style-name="P2" draw:layer="layout" svg:x1="1.561cm" svg:y1="5.509cm" svg:x2="3.513cm" svg:y2="5.531cm">
          <text:p/>
        </draw:line>
        <draw:line draw:style-name="gr7" draw:text-style-name="P2" draw:layer="layout" svg:x1="7.607cm" svg:y1="6.636cm" svg:x2="9.282cm" svg:y2="7.547cm">
          <text:p/>
        </draw:line>
        <draw:line draw:style-name="gr7" draw:text-style-name="P2" draw:layer="layout" svg:x1="14.422cm" svg:y1="10.761cm" svg:x2="16.043cm" svg:y2="10.761cm">
          <text:p/>
        </draw:line>
        <draw:line draw:style-name="gr3" draw:text-style-name="P1" draw:layer="layout" svg:x1="17.134cm" svg:y1="10.761cm" svg:x2="18.174cm" svg:y2="12.231cm">
          <text:p/>
        </draw:line>
        <draw:line draw:style-name="gr7" draw:text-style-name="P2" draw:layer="layout" svg:x1="17.67cm" svg:y1="10.567cm" svg:x2="19.063cm" svg:y2="9.542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9.478cm" svg:y="6.767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633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draw:path draw:style-name="gr8" draw:text-style-name="P1" draw:layer="layout" svg:width="4.947cm" svg:height="0.851cm" draw:transform="rotate (-0.132121424375972) translate (3.51300000668305cm 5.53099994971202cm)" svg:viewBox="0 0 4948 852" svg:d="M0 0c3129 0 4948 852 4948 852">
          <text:p/>
        </draw:path>
        <draw:path draw:style-name="gr8" draw:text-style-name="P1" draw:layer="layout" svg:width="1.775cm" svg:height="0.431cm" draw:transform="rotate (-0.132121424375972) translate (15.9098678660585cm 10.3330861767194cm)" svg:viewBox="0 0 1776 432" svg:d="M1776 0c-653 322-876 286-1776 432">
          <text:p/>
        </draw:path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9" draw:text-style-name="P1" draw:layer="layout" svg:x1="9.759cm" svg:y1="11.039cm" svg:x2="14.227cm" svg:y2="11.039cm">
          <text:p/>
        </draw:line>
        <draw:line draw:style-name="gr10" draw:text-style-name="P5" draw:layer="layout" svg:x1="11.82cm" svg:y1="10.15cm" svg:x2="9.759cm" svg:y2="12.557cm">
          <text:p/>
        </draw:line>
        <draw:line draw:style-name="gr11" draw:text-style-name="P1" draw:layer="layout" svg:x1="11.755cm" svg:y1="3.579cm" svg:x2="11.799cm" svg:y2="10.15cm">
          <text:p/>
        </draw:line>
        <draw:polygon draw:style-name="gr12" draw:text-style-name="P6" draw:layer="layout" svg:width="6.007cm" svg:height="4.097cm" svg:x="9.759cm" svg:y="6.941cm" svg:viewBox="0 0 6008 4098" draw:points="0,2146 1996,0 6008,1624 4511,4098 4490,4098">
          <text:p/>
        </draw:polygon>
        <draw:path draw:style-name="gr13" draw:text-style-name="P5" draw:layer="layout" svg:width="5.975cm" svg:height="3.708cm" draw:transform="rotate (0.302989158146216) translate (9.911cm 8.566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skewX (-8.40354835911885E-017) rotate (0.302989158146216) translate (10.455cm 7.89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11.128cm 7.24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9.911cm 9.654cm)" svg:viewBox="0 0 5976 3709" svg:d="M0 0c733 198 2348 1575 2348 1575 0 0 868 927 1402 1256 679 419 2226 878 2226 878">
          <text:p/>
        </draw:path>
        <draw:path draw:style-name="gr13" draw:text-style-name="P5" draw:layer="layout" svg:width="6.029cm" svg:height="3.097cm" draw:transform="rotate (0.302989158146216) translate (9.941cm 10.52cm)" svg:viewBox="0 0 6030 3098" svg:d="M0 0c733 198 2122 1208 2122 1208 0 0 1187 778 1721 1107 679 419 2187 783 2187 783">
          <text:p/>
        </draw:path>
        <draw:path draw:style-name="gr13" draw:text-style-name="P5" draw:layer="layout" svg:width="6.094cm" svg:height="2.525cm" draw:transform="rotate (0.302989158146216) translate (9.95cm 11.412cm)" svg:viewBox="0 0 6095 2526" svg:d="M0 0c733 198 1389 524 2040 815 651 290 1275 648 1868 927 813 381 2187 784 2187 784">
          <text:p/>
        </draw:path>
        <draw:line draw:style-name="gr13" draw:text-style-name="P5" draw:layer="layout" svg:x1="9.872cm" svg:y1="12.268cm" svg:x2="16.443cm" svg:y2="12.268cm">
          <text:p/>
        </draw:line>
        <draw:line draw:style-name="gr11" draw:text-style-name="P1" draw:layer="layout" svg:x1="11.755cm" svg:y1="3.579cm" svg:x2="9.694cm" svg:y2="5.986cm">
          <text:p/>
        </draw:line>
        <draw:line draw:style-name="gr11" draw:text-style-name="P1" draw:layer="layout" svg:x1="9.694cm" svg:y1="5.986cm" svg:x2="4.75cm" svg:y2="5.986cm">
          <text:p/>
        </draw:line>
        <draw:line draw:style-name="gr11" draw:text-style-name="P1" draw:layer="layout" svg:x1="11.755cm" svg:y1="3.579cm" svg:x2="6.811cm" svg:y2="3.579cm">
          <text:p/>
        </draw:line>
        <draw:line draw:style-name="gr11" draw:text-style-name="P1" draw:layer="layout" svg:x1="9.738cm" svg:y1="12.557cm" svg:x2="4.794cm" svg:y2="12.557cm">
          <text:p/>
        </draw:line>
        <draw:line draw:style-name="gr11" draw:text-style-name="P1" draw:layer="layout" svg:x1="9.694cm" svg:y1="5.986cm" svg:x2="9.738cm" svg:y2="12.557cm">
          <text:p/>
        </draw:line>
        <draw:line draw:style-name="gr14" draw:text-style-name="P1" draw:layer="layout" svg:x1="7.395cm" svg:y1="12.289cm" svg:x2="9.265cm" svg:y2="12.289cm">
          <text:p/>
        </draw:line>
        <draw:line draw:style-name="gr14" draw:text-style-name="P1" draw:layer="layout" svg:x1="7.395cm" svg:y1="11.489cm" svg:x2="9.265cm" svg:y2="11.489cm">
          <text:p/>
        </draw:line>
        <draw:line draw:style-name="gr14" draw:text-style-name="P1" draw:layer="layout" svg:x1="7.395cm" svg:y1="10.689cm" svg:x2="9.265cm" svg:y2="10.689cm">
          <text:p/>
        </draw:line>
        <draw:line draw:style-name="gr15" draw:text-style-name="P1" draw:layer="layout" svg:x1="7.395cm" svg:y1="9.789cm" svg:x2="9.265cm" svg:y2="9.789cm">
          <text:p/>
        </draw:line>
        <draw:line draw:style-name="gr14" draw:text-style-name="P1" draw:layer="layout" svg:x1="7.395cm" svg:y1="8.989cm" svg:x2="9.265cm" svg:y2="8.989cm">
          <text:p/>
        </draw:line>
        <draw:line draw:style-name="gr14" draw:text-style-name="P1" draw:layer="layout" svg:x1="7.395cm" svg:y1="8.289cm" svg:x2="9.265cm" svg:y2="8.289cm">
          <text:p/>
        </draw:line>
        <draw:line draw:style-name="gr14" draw:text-style-name="P1" draw:layer="layout" svg:x1="7.395cm" svg:y1="7.489cm" svg:x2="9.265cm" svg:y2="7.489cm">
          <text:p/>
        </draw:line>
        <draw:line draw:style-name="gr14" draw:text-style-name="P1" draw:layer="layout" svg:x1="7.395cm" svg:y1="6.689cm" svg:x2="9.265cm" svg:y2="6.689cm">
          <text:p/>
        </draw:line>
        <draw:g>
          <draw:line draw:style-name="gr14" draw:text-style-name="P1" draw:layer="layout" svg:x1="7.742cm" svg:y1="5.576cm" svg:x2="9.412cm" svg:y2="5.576cm">
            <text:p/>
          </draw:line>
          <draw:line draw:style-name="gr14" draw:text-style-name="P1" draw:layer="layout" svg:x1="8.388cm" svg:y1="5.099cm" svg:x2="10.058cm" svg:y2="5.099cm">
            <text:p/>
          </draw:line>
          <draw:line draw:style-name="gr14" draw:text-style-name="P1" draw:layer="layout" svg:x1="8.878cm" svg:y1="4.557cm" svg:x2="10.548cm" svg:y2="4.557cm">
            <text:p/>
          </draw:line>
          <draw:line draw:style-name="gr14" draw:text-style-name="P1" draw:layer="layout" svg:x1="9.412cm" svg:y1="4.015cm" svg:x2="11.082cm" svg:y2="4.015cm">
            <text:p/>
          </draw:line>
        </draw:g>
        <draw:line draw:style-name="gr11" draw:text-style-name="P1" draw:layer="layout" svg:x1="4.75cm" svg:y1="5.986cm" svg:x2="4.794cm" svg:y2="12.557cm">
          <text:p/>
        </draw:line>
        <draw:line draw:style-name="gr11" draw:text-style-name="P1" draw:layer="layout" svg:x1="6.811cm" svg:y1="3.579cm" svg:x2="4.75cm" svg:y2="5.986cm">
          <text:p/>
        </draw:line>
        <draw:frame draw:style-name="gr16" draw:text-style-name="P7" draw:layer="layout" svg:width="0.82cm" svg:height="0.962cm" svg:x="13.341cm" svg:y="7.043cm">
          <draw:text-box>
            <text:p>c</text:p>
          </draw:text-box>
        </draw:frame>
        <draw:frame draw:style-name="gr17" draw:text-style-name="P7" draw:layer="layout" svg:width="1.518cm" svg:height="0.962cm" svg:x="4.622cm" svg:y="9.017cm">
          <draw:text-box>
            <text:p>h<text:span text:style-name="T2">≈</text:span>c</text:p>
          </draw:text-box>
        </draw:frame>
        <draw:frame draw:style-name="gr18" draw:text-style-name="P7" draw:layer="layout" svg:width="1.729cm" svg:height="1.114cm" svg:x="6.639cm" svg:y="12.557cm">
          <draw:text-box>
            <text:p><text:span text:style-name="T2">V</text:span><text:span text:style-name="T3">0</text:span><text:span text:style-name="T2">Δ</text:span><text:span text:style-name="T4">t</text:span></text:p>
          </draw:text-box>
        </draw:frame>
        <draw:frame draw:style-name="gr19" draw:text-style-name="P7" draw:layer="layout" svg:width="0.853cm" svg:height="0.962cm" svg:x="5.194cm" svg:y="4.056cm">
          <draw:text-box>
            <text:p>L</text:p>
          </draw:text-box>
        </draw:frame>
        <draw:line draw:style-name="gr20" draw:text-style-name="P1" draw:layer="layout" svg:x1="13.208cm" svg:y1="10.822cm" svg:x2="14.986cm" svg:y2="11.559cm">
          <text:p/>
        </draw:line>
        <draw:line draw:style-name="gr21" draw:text-style-name="P1" draw:layer="layout" svg:x1="12.965cm" svg:y1="5.018cm" svg:x2="14.835cm" svg:y2="5.018cm">
          <text:p/>
        </draw:line>
        <draw:line draw:style-name="gr22" draw:text-style-name="P1" draw:layer="layout" svg:x1="12.965cm" svg:y1="5.018cm" svg:x2="14.509cm" svg:y2="5.617cm">
          <text:p/>
        </draw:line>
        <draw:line draw:style-name="gr23" draw:text-style-name="P1" draw:layer="layout" svg:x1="14.835cm" svg:y1="5.018cm" svg:x2="14.509cm" svg:y2="5.617cm">
          <text:p/>
        </draw:line>
        <draw:frame draw:style-name="gr24" draw:text-style-name="P7" draw:layer="layout" svg:width="1.243cm" svg:height="0.962cm" svg:x="14.646cm" svg:y="5.018cm">
          <draw:text-box>
            <text:p><text:span text:style-name="T2">Δ</text:span><text:span text:style-name="T4">v</text:span></text:p>
          </draw:text-box>
        </draw:frame>
        <draw:frame draw:style-name="gr25" draw:text-style-name="P7" draw:layer="layout" svg:width="1.128cm" svg:height="1.114cm" svg:x="13.363cm" svg:y="4.111cm">
          <draw:text-box>
            <text:p>V<text:span text:style-name="T5">0</text:span></text:p>
          </draw:text-box>
        </draw:frame>
        <draw:frame draw:style-name="gr25" draw:text-style-name="P7" draw:layer="layout" svg:width="1.128cm" svg:height="1.114cm" svg:x="12.965cm" svg:y="5.37cm">
          <draw:text-box>
            <text:p>V<text:span text:style-name="T5">1</text:span></text:p>
          </draw:text-box>
        </draw:frame>
        <draw:line draw:style-name="gr26" draw:text-style-name="P1" draw:layer="layout" svg:x1="9.738cm" svg:y1="11.039cm" svg:x2="9.694cm" svg:y2="9.109cm">
          <text:p/>
        </draw:line>
        <draw:line draw:style-name="gr27" draw:text-style-name="P1" draw:layer="layout" svg:x1="9.759cm" svg:y1="9.109cm" svg:x2="14.227cm" svg:y2="11.039cm">
          <text:p/>
        </draw:line>
        <draw:line draw:style-name="gr27" draw:text-style-name="P1" draw:layer="layout" svg:x1="11.755cm" svg:y1="6.941cm" svg:x2="15.767cm" svg:y2="8.565cm">
          <text:p/>
        </draw:line>
        <draw:frame draw:style-name="gr28" draw:text-style-name="P7" draw:layer="layout" svg:width="1.408cm" svg:height="0.962cm" svg:x="9.545cm" svg:y="9.671cm">
          <draw:text-box>
            <text:p><text:span text:style-name="T2">Δ</text:span><text:span text:style-name="T4">h</text:span></text:p>
          </draw:text-box>
        </draw:frame>
        <draw:custom-shape draw:style-name="gr29" draw:text-style-name="P9" draw:layer="layout" svg:width="2.999cm" svg:height="2.558cm" svg:x="16.782cm" svg:y="3.017cm">
          <text:p text:style-name="P8"><text:span text:style-name="T6">Variazione</text:span></text:p>
          <text:p text:style-name="P8"><text:span text:style-name="T6">di velocità</text:span></text:p>
          <text:p text:style-name="P8"><text:span text:style-name="T6">→</text:span></text:p>
          <text:p text:style-name="P8"><text:span text:style-name="T6">Forza</text:span></text:p>
          <draw:enhanced-geometry svg:viewBox="0 0 21600 21600" draw:mirror-horizontal="false" draw:type="line-callout-2" draw:modifiers="-8884.8 16890.0351699883 -5263.2 4617.11606096131 -1800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30" draw:text-style-name="P1" draw:layer="layout" svg:width="0.809cm" svg:height="3.804cm" svg:x="16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0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019cm" svg:y="0.672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6.582cm" svg:y1="1.065cm" svg:x2="20.664cm" svg:y2="1.087cm">
          <text:p/>
        </draw:line>
        <draw:line draw:style-name="gr31" draw:text-style-name="P1" draw:layer="layout" svg:x1="6.582cm" svg:y1="4.065cm" svg:x2="20.664cm" svg:y2="4.087cm">
          <text:p/>
        </draw:line>
        <draw:custom-shape draw:style-name="gr32" draw:text-style-name="P10" draw:layer="layout" svg:width="2.186cm" svg:height="0.59cm" svg:x="8.178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8.178cm" svg:y="0.7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0.7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8.2cm" svg:y="1.52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2.019cm" svg:y1="2.683cm" svg:x2="20.074cm" svg:y2="2.683cm">
          <text:p/>
        </draw:line>
        <draw:frame draw:style-name="gr35" draw:text-style-name="P7" draw:layer="layout" svg:width="0.891cm" svg:height="0.962cm" svg:x="21.451cm" svg:y="1.415cm">
          <draw:text-box>
            <text:p>F</text:p>
          </draw:text-box>
        </draw:frame>
        <draw:g>
          <draw:custom-shape draw:style-name="gr30" draw:text-style-name="P1" draw:layer="layout" svg:width="0.809cm" svg:height="3.804cm" svg:x="10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4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5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6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3.14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0.703cm" svg:y1="6.487cm" svg:x2="14.785cm" svg:y2="6.509cm">
          <text:p/>
        </draw:line>
        <draw:line draw:style-name="gr31" draw:text-style-name="P1" draw:layer="layout" svg:x1="0.703cm" svg:y1="9.487cm" svg:x2="14.785cm" svg:y2="9.509cm">
          <text:p/>
        </draw:line>
        <draw:custom-shape draw:style-name="gr32" draw:text-style-name="P10" draw:layer="layout" svg:width="2.186cm" svg:height="0.59cm" svg:x="2.29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2.299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2.321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6.14cm" svg:y1="8.105cm" svg:x2="12.748cm" svg:y2="13.819cm">
          <text:p/>
        </draw:line>
        <draw:frame draw:style-name="gr35" draw:text-style-name="P7" draw:layer="layout" svg:width="0.891cm" svg:height="0.962cm" svg:x="12.948cm" svg:y="12.61cm">
          <draw:text-box>
            <text:p>F</text:p>
          </draw:text-box>
        </draw:frame>
        <draw:line draw:style-name="gr36" draw:text-style-name="P1" draw:layer="layout" svg:x1="6.14cm" svg:y1="8.105cm" svg:x2="12.748cm" svg:y2="8.105cm">
          <text:p/>
        </draw:line>
        <draw:line draw:style-name="gr9" draw:text-style-name="P1" draw:layer="layout" svg:x1="12.748cm" svg:y1="8.105cm" svg:x2="12.748cm" svg:y2="13.819cm">
          <text:p/>
        </draw:line>
        <draw:line draw:style-name="gr37" draw:text-style-name="P1" draw:layer="layout" svg:x1="6.14cm" svg:y1="8.105cm" svg:x2="6.14cm" svg:y2="13.819cm">
          <text:p/>
        </draw:line>
        <draw:line draw:style-name="gr11" draw:text-style-name="P1" draw:layer="layout" svg:x1="12.748cm" svg:y1="13.819cm" svg:x2="6.14cm" svg:y2="13.819cm">
          <text:p/>
        </draw:line>
        <draw:g>
          <draw:custom-shape draw:style-name="gr30" draw:text-style-name="P1" draw:layer="layout" svg:width="0.809cm" svg:height="3.804cm" svg:x="22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4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9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0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1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6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386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12.949cm" svg:y1="6.487cm" svg:x2="27.031cm" svg:y2="6.509cm">
          <text:p/>
        </draw:line>
        <draw:line draw:style-name="gr31" draw:text-style-name="P1" draw:layer="layout" svg:x1="12.949cm" svg:y1="9.487cm" svg:x2="27.031cm" svg:y2="9.509cm">
          <text:p/>
        </draw:line>
        <draw:custom-shape draw:style-name="gr32" draw:text-style-name="P10" draw:layer="layout" svg:width="2.186cm" svg:height="0.59cm" svg:x="14.545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4.545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14.567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8.386cm" svg:y1="8.105cm" svg:x2="18.412cm" svg:y2="15.437cm">
          <text:p/>
        </draw:line>
        <draw:frame draw:style-name="gr35" draw:text-style-name="P7" draw:layer="layout" svg:width="0.891cm" svg:height="0.962cm" svg:x="18.656cm" svg:y="12.348cm">
          <draw:text-box>
            <text:p>F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path draw:style-name="gr11" draw:text-style-name="P1" draw:layer="layout" svg:width="4.536cm" svg:height="1.593cm" draw:transform="rotate (1.56241874638532) translate (2.6745050397054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5.82348758635617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4.024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4.024cm" svg:y1="7.468cm" svg:x2="1.203cm" svg:y2="7.49cm">
          <text:p/>
        </draw:line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65cm" svg:y2="7.49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g>
          <draw:path draw:style-name="gr11" draw:text-style-name="P1" draw:layer="layout" svg:width="4.536cm" svg:height="1.593cm" draw:transform="rotate (1.56241874638532) translate (17.9585050397054cm 9.204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21.1074875863562cm 4.66796011544402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9.30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9.308cm" svg:y1="7.424cm" svg:x2="16.487cm" svg:y2="7.446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2.579cm" svg:y1="7.468cm" svg:x2="2.579cm" svg:y2="10.682cm">
          <text:p/>
        </draw:line>
        <draw:line draw:style-name="gr41" draw:text-style-name="P1" draw:layer="layout" svg:x1="10.298cm" svg:y1="7.468cm" svg:x2="10.298cm" svg:y2="9.349cm">
          <text:p/>
        </draw:line>
        <draw:line draw:style-name="gr41" draw:text-style-name="P1" draw:layer="layout" svg:x1="17.777cm" svg:y1="7.424cm" svg:x2="17.777cm" svg:y2="8.08cm">
          <text:p/>
        </draw:line>
        <draw:line draw:style-name="gr40" draw:text-style-name="P1" draw:layer="layout" svg:x1="1.537cm" svg:y1="12.026cm" svg:x2="1.537cm" svg:y2="15.24cm">
          <text:p/>
        </draw:line>
        <draw:line draw:style-name="gr42" draw:text-style-name="P1" draw:layer="layout" svg:x1="3.06cm" svg:y1="12.026cm" svg:x2="3.06cm" svg:y2="12.68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0.837cm" svg:y="11.027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2.551cm" svg:y="10.994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0" draw:text-style-name="P1" draw:layer="layout" svg:x1="10.591cm" svg:y1="12.157cm" svg:x2="10.591cm" svg:y2="15.371cm">
          <text:p/>
        </draw:line>
        <draw:line draw:style-name="gr42" draw:text-style-name="P1" draw:layer="layout" svg:x1="12.114cm" svg:y1="12.157cm" svg:x2="12.114cm" svg:y2="14.038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9.891cm" svg:y="11.158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1.605cm" svg:y="11.125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0" draw:text-style-name="P1" draw:layer="layout" svg:x1="18.617cm" svg:y1="12.048cm" svg:x2="18.617cm" svg:y2="15.262cm">
          <text:p/>
        </draw:line>
        <draw:line draw:style-name="gr42" draw:text-style-name="P1" draw:layer="layout" svg:x1="20.14cm" svg:y1="12.048cm" svg:x2="20.14cm" svg:y2="15.26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17.917cm" svg:y="11.049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9.631cm" svg:y="11.016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4" draw:text-style-name="P1" draw:layer="layout" svg:x1="17.777cm" svg:y1="8.08cm" svg:x2="2.579cm" svg:y2="10.682cm">
          <text:p/>
        </draw:line>
        <draw:line draw:style-name="gr9" draw:text-style-name="P1" draw:layer="layout" svg:x1="3.06cm" svg:y1="12.682cm" svg:x2="20.14cm" svg:y2="15.262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35" draw:text-style-name="P12" draw:layer="layout" svg:width="0.891cm" svg:height="0.962cm" svg:x="1.688cm" svg:y="8.484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9.407cm" svg:y="7.653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16.755cm" svg:y="7.303cm">
          <draw:text-box>
            <text:p><text:span text:style-name="T7">F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22cm" svg:y2="6.25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10.298cm" svg:y1="6.855cm" svg:x2="9.512cm" svg:y2="8.855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46" draw:text-style-name="P12" draw:layer="layout" svg:width="0.891cm" svg:height="0.962cm" svg:x="9.041cm" svg:y="8.855cm">
          <draw:text-box>
            <text:p><text:span text:style-name="T7">F</text:span></text:p>
          </draw:text-box>
        </draw:frame>
        <draw:line draw:style-name="gr40" draw:text-style-name="P1" draw:layer="layout" svg:x1="10.298cm" svg:y1="6.855cm" svg:x2="10.298cm" svg:y2="8.855cm">
          <text:p/>
        </draw:line>
        <draw:line draw:style-name="gr47" draw:text-style-name="P1" draw:layer="layout" svg:x1="10.298cm" svg:y1="6.855cm" svg:x2="9.359cm" svg:y2="6.866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-2.42269153469333) translate (9.96598764674832cm 7.8630818092096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0.73565627971561) translate (4.4835745593436cm 8.52700456868359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draw:transform="rotate (2.29807502610093) translate (7.543cm 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7.628cm" svg:y1="7.891cm" svg:x2="6.117cm" svg:y2="10.82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5.104cm" svg:y1="8.024cm" svg:x2="15.104cm" svg:y2="11.238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6.886cm" svg:y1="9.451cm" svg:x2="9.053cm" svg:y2="10.386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line draw:style-name="gr40" draw:text-style-name="P1" draw:layer="layout" svg:x1="6.886cm" svg:y1="9.451cm" svg:x2="7.916cm" svg:y2="8.708cm">
          <text:p/>
        </draw:line>
        <draw:line draw:style-name="gr47" draw:text-style-name="P1" draw:layer="layout" svg:x1="6.886cm" svg:y1="9.451cm" svg:x2="8.156cm" svg:y2="11.02cm">
          <text:p/>
        </draw:line>
        <draw:line draw:style-name="gr40" draw:text-style-name="P1" draw:layer="layout" svg:x1="15.104cm" svg:y1="8.024cm" svg:x2="14.104cm" svg:y2="8.965cm">
          <text:p/>
        </draw:line>
        <draw:frame draw:style-name="gr48" draw:text-style-name="P7" draw:layer="layout" svg:width="2.153cm" svg:height="1.673cm" svg:x="15.262cm" svg:y="8.899cm">
          <draw:text-box>
            <text:p>Vento</text:p>
            <text:p>Reale</text:p>
          </draw:text-box>
        </draw:frame>
        <draw:line draw:style-name="gr9" draw:text-style-name="P1" draw:layer="layout" svg:x1="3.63cm" svg:y1="11.479cm" svg:x2="10.89cm" svg:y2="4.854cm">
          <text:p/>
        </draw:line>
        <draw:line draw:style-name="gr9" draw:text-style-name="P1" draw:layer="layout" svg:x1="11.33cm" svg:y1="11.48cm" svg:x2="18.59cm" svg:y2="4.855cm">
          <text:p/>
        </draw:line>
        <draw:line draw:style-name="gr40" draw:text-style-name="P1" draw:layer="layout" svg:x1="15.105cm" svg:y1="8.024cm" svg:x2="13.164cm" svg:y2="9.818cm">
          <text:p/>
        </draw:line>
        <draw:line draw:style-name="gr40" draw:text-style-name="P1" draw:layer="layout" svg:x1="15.106cm" svg:y1="8.024cm" svg:x2="12.18cm" svg:y2="10.714cm">
          <text:p/>
        </draw:line>
        <draw:frame draw:style-name="gr49" draw:text-style-name="P7" draw:layer="layout" svg:width="4.363cm" svg:height="1.673cm" svg:x="9.59cm" svg:y="7.478cm">
          <draw:text-box>
            <text:p>Vento</text:p>
            <text:p>Avanzamento</text:p>
          </draw:text-box>
        </draw:frame>
        <draw:line draw:style-name="gr9" draw:text-style-name="P1" draw:layer="layout" svg:x1="12.163cm" svg:y1="13.923cm" svg:x2="15.104cm" svg:y2="11.238cm">
          <text:p/>
        </draw:line>
        <draw:line draw:style-name="gr9" draw:text-style-name="P1" draw:layer="layout" svg:x1="14.104cm" svg:y1="8.965cm" svg:x2="14.061cm" svg:y2="12.223cm">
          <text:p/>
        </draw:line>
        <draw:line draw:style-name="gr9" draw:text-style-name="P1" draw:layer="layout" svg:x1="13.205cm" svg:y1="9.765cm" svg:x2="13.162cm" svg:y2="13.023cm">
          <text:p/>
        </draw:line>
        <draw:line draw:style-name="gr9" draw:text-style-name="P1" draw:layer="layout" svg:x1="12.206cm" svg:y1="10.665cm" svg:x2="12.163cm" svg:y2="13.923cm">
          <text:p/>
        </draw:line>
        <draw:line draw:style-name="gr40" draw:text-style-name="P1" draw:layer="layout" svg:x1="15.106cm" svg:y1="8.024cm" svg:x2="14.061cm" svg:y2="12.223cm">
          <text:p/>
        </draw:line>
        <draw:line draw:style-name="gr40" draw:text-style-name="P1" draw:layer="layout" svg:x1="15.106cm" svg:y1="8.024cm" svg:x2="13.162cm" svg:y2="13.023cm">
          <text:p/>
        </draw:line>
        <draw:line draw:style-name="gr40" draw:text-style-name="P1" draw:layer="layout" svg:x1="15.106cm" svg:y1="8.024cm" svg:x2="12.163cm" svg:y2="13.923cm">
          <text:p/>
        </draw:line>
        <draw:frame draw:style-name="gr50" draw:text-style-name="P7" draw:layer="layout" svg:width="3.423cm" svg:height="1.673cm" svg:x="13.09cm" svg:y="13.208cm">
          <draw:text-box>
            <text:p>Vento</text:p>
            <text:p>Apparente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51" draw:text-style-name="P1" draw:layer="layout" svg:x1="1.093cm" svg:y1="7.347cm" svg:x2="27.683cm" svg:y2="7.216cm">
          <text:p/>
        </draw:line>
        <draw:frame draw:style-name="gr52" draw:text-style-name="P10" draw:layer="layout" svg:width="4.69cm" svg:height="3.751cm" svg:x="0.786cm" svg:y="2.987cm">
          <draw:image xlink:href="Pictures/100002010000012C000000F00EE7D458871F7BBE.png" xlink:type="simple" xlink:show="embed" xlink:actuate="onLoad" loext:mime-type="image/png">
            <text:p/>
          </draw:image>
        </draw:frame>
        <draw:frame draw:style-name="gr52" draw:text-style-name="P10" draw:layer="layout" svg:width="3.247cm" svg:height="3.677cm" svg:x="13.596cm" svg:y="7.915cm">
          <draw:image xlink:href="Pictures/10000201000000D4000000F0A53EA476FBCA1D24.png" xlink:type="simple" xlink:show="embed" xlink:actuate="onLoad" loext:mime-type="image/png">
            <text:p/>
          </draw:image>
        </draw:frame>
        <draw:frame draw:style-name="gr52" draw:text-style-name="P10" draw:layer="layout" svg:width="9.757cm" svg:height="6.531cm" svg:x="14.039cm" svg:y="0.515cm">
          <draw:image xlink:href="Pictures/1000020100000352000002396BE9E14A3403B862.png" xlink:type="simple" xlink:show="embed" xlink:actuate="onLoad" loext:mime-type="image/png">
            <text:p/>
          </draw:image>
        </draw:frame>
        <draw:frame draw:style-name="gr52" draw:text-style-name="P10" draw:layer="layout" svg:width="4.272cm" svg:height="6.164cm" svg:x="16.921cm" svg:y="7.608cm">
          <draw:image xlink:href="Pictures/100002010000019200000244C6CA45B39B80DC11.png" xlink:type="simple" xlink:show="embed" xlink:actuate="onLoad" loext:mime-type="image/png">
            <text:p/>
          </draw:image>
        </draw:frame>
        <draw:frame draw:style-name="gr53" draw:text-style-name="P10" draw:layer="layout" svg:width="5.806cm" svg:height="4.444cm" svg:x="21.867cm" svg:y="8.077cm">
          <draw:image xlink:href="Pictures/100002010000012C000000A85FEFDA1664F01385.png" xlink:type="simple" xlink:show="embed" xlink:actuate="onLoad" loext:mime-type="image/png">
            <text:p/>
          </draw:image>
        </draw:frame>
        <draw:frame draw:style-name="gr52" draw:text-style-name="P10" draw:layer="layout" svg:width="2.835cm" svg:height="3.699cm" svg:x="6.771cm" svg:y="2.909cm">
          <draw:image xlink:href="Pictures/10000201000000B8000000F0A932691615BB93C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6T09:17:16.919742805</meta:creation-date>
    <dc:date>2020-04-29T10:36:38.938894436</dc:date>
    <meta:editing-duration>PT2H8M20S</meta:editing-duration>
    <meta:editing-cycles>14</meta:editing-cycles>
    <meta:generator>LibreOffice/6.4.2.2$Linux_X86_64 LibreOffice_project/40$Build-2</meta:generator>
    <meta:document-statistic meta:object-count="340"/>
  </office:meta>
</office:document-meta>
</file>